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en" fo:country="US" officeooo:rsid="000ea764" officeooo:paragraph-rsid="000ea764"/>
    </style:style>
    <style:style style:name="P2" style:family="paragraph" style:parent-style-name="Text_20_body">
      <style:paragraph-properties fo:text-align="start" style:justify-single-word="false"/>
      <style:text-properties fo:language="en" fo:country="US" officeooo:rsid="000ea764" officeooo:paragraph-rsid="000ecbbb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0ecbbb" officeooo:paragraph-rsid="000ecbbb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f84c4" officeooo:paragraph-rsid="000f84c4"/>
    </style:style>
    <style:style style:name="P5" style:family="paragraph" style:parent-style-name="Text_20_body">
      <style:paragraph-properties fo:text-align="start" style:justify-single-word="false"/>
      <style:text-properties officeooo:paragraph-rsid="000e3c63"/>
    </style:style>
    <style:style style:name="P6" style:family="paragraph" style:parent-style-name="Text_20_body">
      <style:paragraph-properties fo:text-align="start" style:justify-single-word="false"/>
      <style:text-properties officeooo:rsid="000e3c63" officeooo:paragraph-rsid="000e3c63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rsid="000e3c63" officeooo:paragraph-rsid="000e3c63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0ecbbb" officeooo:paragraph-rsid="000ecbbb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0f84c4" officeooo:paragraph-rsid="000f84c4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10e105" officeooo:paragraph-rsid="0010e105"/>
    </style:style>
    <style:style style:name="P11" style:family="paragraph" style:parent-style-name="Heading_20_1">
      <style:paragraph-properties fo:text-align="center" style:justify-single-word="false"/>
      <style:text-properties fo:language="en" fo:country="US" officeooo:rsid="000e3c63" officeooo:paragraph-rsid="000e3c6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3c63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ecb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pring</text:h>
      <text:p text:style-name="P7">В некой мере альтернатива тяжеловесным <text:span text:style-name="T1">ee </text:span>спецификация для создания приложений.</text:p>
      <text:p text:style-name="P5"><text:span text:style-name="T2">IoC (</text:span>Inversion of Control<text:span text:style-name="T2">)</text:span></text:p>
      <text:p text:style-name="P6"><text:span text:style-name="T1">Framework </text:span><text:span text:style-name="T3">каркас, набор библиотек который позволяет упростить разработку (не разрабатывать велосипед)</text:span></text:p>
      <text:p text:style-name="P1">Spring <text:span text:style-name="T3">набор фреймворков позволяющий быстро разрабатывать приложения</text:span></text:p>
      <text:p text:style-name="P2">IoC <text:span text:style-name="T3">контейнер реализующий патерн </text:span><text:span text:style-name="T4">Dependency injection</text:span></text:p>
      <text:p text:style-name="P1">MVC <text:span text:style-name="T3">инструменты позволяющий ускорить разработку веб ориентированных приложений с патерном </text:span>MVC</text:p>
      <text:p text:style-name="P1">WS <text:span text:style-name="T3">инструменты для разработки </text:span>soap<text:span text:style-name="T3"> веб сервисов</text:span></text:p>
      <text:p text:style-name="P1">DATA <text:span text:style-name="T3">интерфейс для работы с данными</text:span></text:p>
      <text:p text:style-name="P1">Security <text:span text:style-name="T3">инструменты для реализации аутентификации и регистрации</text:span></text:p>
      <text:p text:style-name="P1"><text:span text:style-name="T3"/></text:p>
      <text:p text:style-name="P3">Dependency injection</text:p>
      <text:p text:style-name="P3"/>
      <text:p text:style-name="P8">1)Загрузить данные из файла</text:p>
      <text:p text:style-name="P8">2)Обработать их</text:p>
      <text:p text:style-name="P8">3)Сложить обратно</text:p>
      <text:p text:style-name="P8"/>
      <text:p text:style-name="P8"/>
      <text:p text:style-name="P8"/>
      <text:p text:style-name="P9">Функциональные возможности <text:span text:style-name="T1">IoC</text:span></text:p>
      <text:p text:style-name="P4"><text:span text:style-name="T3">1)</text:span>Scope</text:p>
      <text:p text:style-name="P4"><text:tab/>bean id=”...” class=”...” scope=</text:p>
      <text:p text:style-name="P4"><text:tab/></text:p>
      <text:p text:style-name="P4">Singltone <text:span text:style-name="T3">данный объект будет возвращаться когда мы будем вызывать </text:span>getbean;</text:p>
      <text:p text:style-name="P4">Prototype <text:span text:style-name="T3">каждый вызов </text:span>getbean <text:span text:style-name="T3">будет создавать новый объект</text:span></text:p>
      <text:p text:style-name="P4"><text:span text:style-name="T3">остальные </text:span>scope <text:span text:style-name="T3">только для </text:span>web</text:p>
      <text:p text:style-name="P4">request <text:span text:style-name="T3">объект уникален в рамках одного реквеста</text:span></text:p>
      <text:p text:style-name="P4">session <text:span text:style-name="T3">в рамках одной сессии</text:span></text:p>
      <text:p text:style-name="P4">application <text:span text:style-name="T3">в рамках жизни сервлета</text:span></text:p>
      <text:p text:style-name="P10"><text:soft-page-break/>2)<text:span text:style-name="T1">Autowire</text:span></text:p>
      <text:p text:style-name="P10">позволяет не прописывать проперти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8:57:37.846000000</meta:creation-date>
    <meta:generator>LibreOffice/5.2.2.2$Windows_x86 LibreOffice_project/8f96e87c890bf8fa77463cd4b640a2312823f3ad</meta:generator>
    <dc:date>2016-10-28T13:45:22.954000000</dc:date>
    <meta:editing-duration>PT1H44M30S</meta:editing-duration>
    <meta:editing-cycles>2</meta:editing-cycles>
    <meta:document-statistic meta:table-count="0" meta:image-count="0" meta:object-count="0" meta:page-count="2" meta:paragraph-count="26" meta:word-count="133" meta:character-count="1041" meta:non-whitespace-character-count="931"/>
  </office:meta>
</office:document-meta>
</file>